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22-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30 de May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Logo Institucional tallado en anime para ser colocado en el Área de Recepción de éste Órgano Contralor.,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CREACIONES GERSON, RIF: V-14158381-2, por un monto de Bs. 7.280,00, ubicada en Av. Pedro María Freites a media cuadra del Batallón Zaragoza, Barcelona Estado Anzoátegui, BARCELONA ESTADO ANZOATEGUI
<text:line-break/>
<text:line-break/></text:p>
      <text:p text:style-name="P11"/>
      <text:p text:style-name="P5"><text:span text:style-name="T21">En Maturín, a los </text:span><text:span text:style-name="Fuente_20_de_20_párrafo_20_predeter."><text:span text:style-name="T17"><text:s/>dos (02)</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n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